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390" officeooo:paragraph-rsid="000d1390"/>
    </style:style>
    <style:style style:name="P2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fo:background-color="#ffffff"/>
    </style:style>
    <style:style style:name="P3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officeooo:paragraph-rsid="000d1390" fo:background-color="#ffffff"/>
    </style:style>
    <style:style style:name="P4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officeooo:paragraph-rsid="000e95ac" fo:background-color="#ffffff"/>
    </style:style>
    <style:style style:name="P5" style:family="paragraph" style:parent-style-name="Standard">
      <style:text-properties fo:color="#000000" loext:opacity="100%" style:font-name="Droid Sans Mono" fo:font-size="8.39999961853027pt" fo:font-weight="normal" officeooo:paragraph-rsid="000d1390" fo:background-color="#ffffff"/>
    </style:style>
    <style:style style:name="P6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officeooo:rsid="000e95ac" officeooo:paragraph-rsid="000e95ac" fo:background-color="#ffffff"/>
    </style:style>
    <style:style style:name="P7" style:family="paragraph" style:parent-style-name="Standard">
      <style:text-properties fo:color="#000000" loext:opacity="100%" style:font-name="Droid Sans Mono" fo:font-size="8.39999961853027pt" fo:font-weight="normal" officeooo:rsid="000e95ac" officeooo:paragraph-rsid="000e95ac" fo:background-color="#ffffff"/>
    </style:style>
    <style:style style:name="P8" style:family="paragraph" style:parent-style-name="Standard">
      <style:text-properties officeooo:rsid="001454bf" officeooo:paragraph-rsid="001454bf"/>
    </style:style>
    <style:style style:name="P9" style:family="paragraph" style:parent-style-name="Standard">
      <style:text-properties officeooo:rsid="0017b80b" officeooo:paragraph-rsid="0017b80b"/>
    </style:style>
    <style:style style:name="P10" style:family="paragraph" style:parent-style-name="Standard">
      <style:text-properties officeooo:rsid="0017b80b" officeooo:paragraph-rsid="0020909a"/>
    </style:style>
    <style:style style:name="P11" style:family="paragraph" style:parent-style-name="Standard">
      <style:text-properties fo:font-style="italic" officeooo:rsid="0017b80b" officeooo:paragraph-rsid="00197621" style:font-style-asian="italic" style:font-style-complex="italic"/>
    </style:style>
    <style:style style:name="P12" style:family="paragraph" style:parent-style-name="Standard">
      <style:text-properties fo:font-style="italic" officeooo:rsid="0017e565" officeooo:paragraph-rsid="0017e565" style:font-style-asian="italic" style:font-style-complex="italic"/>
    </style:style>
    <style:style style:name="P13" style:family="paragraph" style:parent-style-name="Standard">
      <style:text-properties fo:font-style="italic" officeooo:rsid="0019f866" officeooo:paragraph-rsid="001ba5ec" style:font-style-asian="italic" style:font-style-complex="italic"/>
    </style:style>
    <style:style style:name="P14" style:family="paragraph" style:parent-style-name="Standard">
      <style:text-properties fo:font-style="italic" officeooo:rsid="001bfafb" officeooo:paragraph-rsid="001bfafb" style:font-style-asian="italic" style:font-style-complex="italic"/>
    </style:style>
    <style:style style:name="P15" style:family="paragraph" style:parent-style-name="Standard">
      <style:text-properties officeooo:rsid="00197621" officeooo:paragraph-rsid="00197621"/>
    </style:style>
    <style:style style:name="P16" style:family="paragraph" style:parent-style-name="Standard">
      <style:text-properties officeooo:rsid="0019f866" officeooo:paragraph-rsid="0019f866"/>
    </style:style>
    <style:style style:name="P17" style:family="paragraph" style:parent-style-name="Standard">
      <style:text-properties officeooo:rsid="001bfafb" officeooo:paragraph-rsid="001bfafb"/>
    </style:style>
    <style:style style:name="P18" style:family="paragraph" style:parent-style-name="Standard">
      <style:text-properties officeooo:rsid="001d0ee4" officeooo:paragraph-rsid="001d0ee4"/>
    </style:style>
    <style:style style:name="P19" style:family="paragraph" style:parent-style-name="Standard">
      <style:text-properties fo:font-style="normal" officeooo:rsid="0017b80b" officeooo:paragraph-rsid="000d1390" style:font-style-asian="normal" style:font-style-complex="normal"/>
    </style:style>
    <style:style style:name="P20" style:family="paragraph" style:parent-style-name="Standard">
      <style:text-properties fo:font-style="normal" officeooo:rsid="0017b80b" officeooo:paragraph-rsid="0017b80b" style:font-style-asian="normal" style:font-style-complex="normal"/>
    </style:style>
    <style:style style:name="P21" style:family="paragraph" style:parent-style-name="Standard">
      <style:text-properties fo:font-style="normal" officeooo:rsid="00197621" officeooo:paragraph-rsid="00197621" style:font-style-asian="normal" style:font-style-complex="normal"/>
    </style:style>
    <style:style style:name="P22" style:family="paragraph" style:parent-style-name="Standard">
      <style:text-properties fo:font-style="normal" officeooo:rsid="001bfafb" officeooo:paragraph-rsid="001bfafb" style:font-style-asian="normal" style:font-style-complex="normal"/>
    </style:style>
    <style:style style:name="P23" style:family="paragraph" style:parent-style-name="Standard">
      <style:text-properties fo:font-style="normal" officeooo:rsid="001bfafb" officeooo:paragraph-rsid="001ba5ec" style:font-style-asian="normal" style:font-style-complex="normal"/>
    </style:style>
    <style:style style:name="P24" style:family="paragraph" style:parent-style-name="Standard">
      <style:text-properties fo:color="#000000" loext:opacity="100%" style:font-name="Droid Sans Mono" fo:font-size="8.39999961853027pt" fo:font-weight="normal" officeooo:rsid="0017b80b" officeooo:paragraph-rsid="0020909a" fo:background-color="#ffffff"/>
    </style:style>
    <style:style style:name="P25" style:family="paragraph" style:parent-style-name="Standard">
      <style:text-properties fo:color="#000000" loext:opacity="100%" style:font-name="Droid Sans Mono" fo:font-size="8.39999961853027pt" fo:font-weight="normal" officeooo:rsid="00292e7f" officeooo:paragraph-rsid="00292e7f" fo:background-color="#ffffff"/>
    </style:style>
    <style:style style:name="T1" style:family="text">
      <style:text-properties officeooo:rsid="00087e87"/>
    </style:style>
    <style:style style:name="T2" style:family="text">
      <style:text-properties fo:color="#000000" loext:opacity="100%" style:font-name="Droid Sans Mono" fo:font-size="8.39999961853027pt" fo:font-weight="normal" fo:background-color="#ffffff" loext:char-shading-value="0"/>
    </style:style>
    <style:style style:name="T3" style:family="text">
      <style:text-properties officeooo:rsid="0011e331"/>
    </style:style>
    <style:style style:name="T4" style:family="text">
      <style:text-properties officeooo:rsid="0012eb52"/>
    </style:style>
    <style:style style:name="T5" style:family="text">
      <style:text-properties officeooo:rsid="0015e963"/>
    </style:style>
    <style:style style:name="T6" style:family="text">
      <style:text-properties style:text-underline-style="none" officeooo:rsid="001bfaf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b80b" style:font-style-asian="normal" style:font-style-complex="normal"/>
    </style:style>
    <style:style style:name="T9" style:family="text">
      <style:text-properties fo:font-style="normal" officeooo:rsid="00197621" style:font-style-asian="normal" style:font-style-complex="normal"/>
    </style:style>
    <style:style style:name="T10" style:family="text">
      <style:text-properties fo:font-style="normal" officeooo:rsid="0019f866" style:font-style-asian="normal" style:font-style-complex="normal"/>
    </style:style>
    <style:style style:name="T11" style:family="text">
      <style:text-properties fo:font-style="normal" officeooo:rsid="001ba5ec" style:font-style-asian="normal" style:font-style-complex="normal"/>
    </style:style>
    <style:style style:name="T12" style:family="text">
      <style:text-properties fo:font-style="normal" officeooo:rsid="001bfafb" style:font-style-asian="normal" style:font-style-complex="normal"/>
    </style:style>
    <style:style style:name="T13" style:family="text">
      <style:text-properties officeooo:rsid="00197621"/>
    </style:style>
    <style:style style:name="T14" style:family="text">
      <style:text-properties officeooo:rsid="001bf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Backend :</text:p>
      <text:p text:style-name="P1"><text:s/>.env:</text:p>
      <text:p text:style-name="P5"><text:s text:c="4"/>port=<text:span text:style-name="T14">9000</text:span></text:p>
      <text:p text:style-name="P2"><text:s text:c="4"/>Jwt_swcret="Jwt_swcret"</text:p>
      <text:p text:style-name="P2"><text:s text:c="4"/>db_url="mongodb://127.0.0.1:27017/MYINTREST"</text:p>
      <text:p text:style-name="P2"><text:s text:c="4"/>frontend_url="http://192.168.1.4:3000"</text:p>
      <text:p text:style-name="P5"/>
      <text:p text:style-name="P2"/>
      <text:p text:style-name="P3"/>
      <text:p text:style-name="P6">Frontend:</text:p>
      <text:p text:style-name="P6"><text:s/>.env:</text:p>
      <text:p text:style-name="P6"><text:s text:c="3"/>REACT_APP_BACK_END_BASE_URL=http://192.168.1.4:<text:span text:style-name="T6">9000</text:span>/api</text:p>
      <text:p text:style-name="P4"><text:s text:c="3"/>REACT_APP_FRONT_END_BASE_URL=http://192.168.1.4:3000/api</text:p>
      <text:p text:style-name="P6"/>
      <text:p text:style-name="P6">user login this db "mongodb://127.0.0.1:27017/MYINTREST" :</text:p>
      <text:p text:style-name="P6">user 1:</text:p>
      <text:p text:style-name="P6">email: mithun@gamil.com</text:p>
      <text:p text:style-name="P7">password:123123</text:p>
      <text:p text:style-name="P7"/>
      <text:p text:style-name="P7">user 2:</text:p>
      <text:p text:style-name="P7">email: kiran@gmail.com</text:p>
      <text:p text:style-name="P7">password: 123123</text:p>
      <text:p text:style-name="Standard"/>
      <text:p text:style-name="Standard"/>
      <text:p text:style-name="P8">ip address change present ip: <text:s/><text:span text:style-name="T5">example:</text:span> 192.168.1.4</text:p>
      <text:p text:style-name="P1">Nginx <text:span text:style-name="T3">file </text:span><text:span text:style-name="T4">routing</text:span> :</text:p>
      <text:p text:style-name="P16">go main page commend :</text:p>
      <text:p text:style-name="P1"><text:s text:c="2"/><text:span text:style-name="T13">cd <text:s/>/</text:span></text:p>
      <text:p text:style-name="P15">go <text:span text:style-name="T8">sites-available </text:span><text:span text:style-name="T7">foulder commend:</text:span></text:p>
      <text:p text:style-name="P19"><text:s text:c="3"/>cd /etc/nginx/sites-available</text:p>
      <text:p text:style-name="P21">create dist.conf file commend :</text:p>
      <text:p text:style-name="P11"><text:span text:style-name="T9"><text:s text:c="5"/></text:span><text:span text:style-name="T7">vi sudo dist.conf</text:span></text:p>
      <text:p text:style-name="P20"/>
      <text:p text:style-name="P12"><text:span text:style-name="T7">dist.conf file </text:span><text:span text:style-name="T10">add bellow text</text:span><text:span text:style-name="T7"> :</text:span></text:p>
      <text:p text:style-name="P22">i is insert the text :</text:p>
      <text:p text:style-name="P13"><text:span text:style-name="T11">shift + insert is past the copped text </text:span><text:span text:style-name="T12">in vi ediort</text:span><text:span text:style-name="T11">:</text:span></text:p>
      <text:p text:style-name="P23"/>
      <text:p text:style-name="P14"><text:span text:style-name="T7">===========================================</text:span></text:p>
      <text:p text:style-name="Standard">server {</text:p>
      <text:p text:style-name="Standard"><text:s text:c="7"/>listen 80;</text:p>
      <text:p text:style-name="Standard"><text:s text:c="7"/>server_name <text:s/>192.168.1.4;</text:p>
      <text:p text:style-name="Standard"><text:s text:c="7"/>root /var/www/dist;</text:p>
      <text:p text:style-name="Standard"><text:s text:c="7"/>location / {</text:p>
      <text:p text:style-name="Standard"><text:s text:c="16"/>try_files $uri $uri/ /index.html;</text:p>
      <text:p text:style-name="Standard"><text:s text:c="8"/>}</text:p>
      <text:p text:style-name="Standard"/>
      <text:p text:style-name="Standard"><text:s text:c="7"/>location /api{</text:p>
      <text:p text:style-name="Standard"><text:s text:c="13"/>proxy_pass http://localhost:<text:span text:style-name="T14">9000</text:span>;</text:p>
      <text:p text:style-name="Standard"><text:s text:c="13"/>proxy_http_version 1.1;</text:p>
      <text:p text:style-name="Standard"><text:s text:c="13"/>proxy_set_header Upgrade $http_upgrade;</text:p>
      <text:p text:style-name="Standard"><text:s text:c="13"/>proxy_set_header Connection 'upgrade';</text:p>
      <text:p text:style-name="Standard"><text:s text:c="13"/>proxy_set_header Host $host;</text:p>
      <text:p text:style-name="Standard"><text:s text:c="13"/>proxy_cache_bypass $http_upgrade;</text:p>
      <text:p text:style-name="Standard"><text:s text:c="8"/>}</text:p>
      <text:p text:style-name="Standard"/>
      <text:p text:style-name="Standard"><text:soft-page-break/><text:s text:c="7"/># Images</text:p>
      <text:p text:style-name="Standard"><text:s text:c="8"/>location /<text:span text:style-name="T1">api</text:span>/public {</text:p>
      <text:p text:style-name="Standard"><text:s text:c="12"/>root /var/www; <text:s text:c="2"/></text:p>
      <text:p text:style-name="Standard"><text:s text:c="8"/>}</text:p>
      <text:p text:style-name="Standard"><text:s text:c="4"/>}</text:p>
      <text:p text:style-name="P17">=================================================</text:p>
      <text:p text:style-name="Standard"/>
      <text:p text:style-name="P9">cd etc/nginx/sites-enabled</text:p>
      <text:p text:style-name="P9">sudo <text:s/>ln -s ../sites-available/dist.conf dist.conf</text:p>
      <text:p text:style-name="Standard"/>
      <text:p text:style-name="P9">without .env file:</text:p>
      <text:p text:style-name="P18"><text:s text:c="3"/>backend url: localhost:9000</text:p>
      <text:p text:style-name="P18"><text:s text:c="3"/>frondend url: loaclhost:3000</text:p>
      <text:p text:style-name="P10"><text:s text:c="3"/><text:span text:style-name="T2">db_url: "mongodb://127.0.0.1:27017/MYINTREST"</text:span></text:p>
      <text:p text:style-name="P24"><text:s text:c="3"/>Jwt_swcret: “”</text:p>
      <text:p text:style-name="P24"/>
      <text:p text:style-name="P24"/>
      <text:p text:style-name="P25">in broser url : http://192.168.1.4:3000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09:47:04.623216928</meta:creation-date>
    <dc:date>2025-09-07T13:48:19.567481408</dc:date>
    <meta:editing-duration>PT40M1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153" meta:character-count="1653" meta:non-whitespace-character-count="1321"/>
  </office:meta>
</office:document-meta>
</file>